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Narrow" svg:font-family="'Arial Narrow'" style:font-family-generic="swiss" style:font-pitch="variable"/>
    <style:font-face style:name="Liberation Sans1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ashed_20__28_var_29_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40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8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5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3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03cm"/>
    </style:style>
    <style:style style:name="gr7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.05cm" fo:min-width="0cm"/>
    </style:style>
    <style:style style:name="gr8" style:family="graphic" style:parent-style-name="standard">
      <style:graphic-properties draw:stroke="none" svg:stroke-color="#000000" draw:fill="none" draw:fill-color="#ff3333" draw:textarea-horizontal-align="left" draw:auto-grow-height="true" draw:auto-grow-width="true" fo:min-height="0.412cm" fo:min-width="0.307cm"/>
    </style:style>
    <style:style style:name="gr9" style:family="graphic" style:parent-style-name="objectwithoutfill">
      <style:graphic-properties draw:marker-end="Symmetric_20_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82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30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552cm"/>
    </style:style>
    <style:style style:name="gr14" style:family="graphic" style:parent-style-name="objectwithoutfill">
      <style:graphic-properties draw:marker-start="Dimension_20_Lines" draw:marker-end="Dimension_20_Lines" draw:fill="none" draw:textarea-vertical-align="middle"/>
    </style:style>
    <style:style style:name="gr15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802cm"/>
    </style:style>
    <style:style style:name="gr17" style:family="graphic" style:parent-style-name="standard">
      <style:graphic-properties draw:stroke="solid" svg:stroke-color="#000000" draw:fill="none" draw:fill-color="#000000" draw:textarea-horizontal-align="justify" draw:textarea-vertical-align="middle" draw:auto-grow-height="false" fo:min-height="0.05cm" fo:min-width="0cm"/>
    </style:style>
    <style:style style:name="gr18" style:family="graphic" style:parent-style-name="standard">
      <style:graphic-properties draw:stroke="solid" svg:stroke-color="#000000" draw:fill="none" draw:fill-color="#000000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none" svg:stroke-color="#000000" draw:fill="solid" draw:fill-color="#000000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527cm"/>
    </style:style>
    <style:style style:name="gr21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0.522cm" fo:min-width="10.172cm" fo:padding-top="0.165cm" fo:padding-bottom="0.165cm" fo:padding-left="0.29cm" fo:padding-right="0.29cm"/>
    </style:style>
    <style:style style:name="gr22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6.87cm" fo:min-width="10.12cm" fo:padding-top="0.165cm" fo:padding-bottom="0.165cm" fo:padding-left="0.29cm" fo:padding-right="0.29cm"/>
    </style:style>
    <style:style style:name="gr23" style:family="graphic" style:parent-style-name="standard">
      <style:graphic-properties draw:stroke="solid" svg:stroke-color="#000000" draw:fill="solid" draw:fill-color="#000000" draw:textarea-horizontal-align="justify" draw:textarea-vertical-align="middle" draw:auto-grow-height="false" fo:min-height="0.05cm" fo:min-width="0cm"/>
    </style:style>
    <style:style style:name="gr24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8.57cm" fo:min-width="10.12cm" fo:padding-top="0.165cm" fo:padding-bottom="0.165cm" fo:padding-left="0.29cm" fo:padding-right="0.2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text-properties fo:color="#ff3333" style:font-name="Arial Narrow" fo:font-size="10pt" style:font-size-asian="10pt" style:font-size-complex="10pt"/>
    </style:style>
    <style:style style:name="P5" style:family="paragraph">
      <style:text-properties fo:color="#0000ff"/>
    </style:style>
    <style:style style:name="P6" style:family="paragraph">
      <style:text-properties fo:color="#0000ff" style:font-name="Arial Narrow" fo:font-size="10pt" style:font-size-asian="10pt" style:font-size-complex="10pt"/>
    </style:style>
    <style:style style:name="P7" style:family="paragraph">
      <style:text-properties fo:color="#008080"/>
    </style:style>
    <style:style style:name="P8" style:family="paragraph">
      <style:text-properties fo:font-size="12pt" style:font-size-asian="12pt" style:font-size-complex="12pt"/>
    </style:style>
    <style:style style:name="P9" style:family="paragraph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ff3333" style:font-name="Arial Narrow" fo:font-size="10pt" style:font-size-asian="10pt" style:font-size-complex="10pt"/>
    </style:style>
    <style:style style:name="T4" style:family="text">
      <style:text-properties fo:color="#0000ff" style:font-name="Arial Narrow" fo:font-size="10pt" style:font-size-asian="10pt" style:font-size-complex="10pt"/>
    </style:style>
    <style:style style:name="T5" style:family="text">
      <style:text-properties fo:color="#008080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ff3333" fo:font-size="12pt" style:font-size-asian="12pt" style:font-size-complex="12pt"/>
    </style:style>
    <style:style style:name="T8" style:family="text">
      <style:text-properties fo:color="#0000ff" fo:font-size="12pt" style:font-size-asian="12pt" style:font-size-complex="12pt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2.4cm" svg:y1="1.9cm" svg:x2="2.4cm" svg:y2="12cm">
            <text:p/>
          </draw:line>
          <draw:frame draw:style-name="gr2" draw:text-style-name="P2" draw:layer="layout" svg:width="1.907cm" svg:height="0.806cm" svg:x="1.4cm" svg:y="1.1cm">
            <draw:text-box>
              <text:p><text:span text:style-name="T1">P_abc</text:span></text:p>
            </draw:text-box>
          </draw:frame>
          <draw:line draw:style-name="gr1" draw:text-style-name="P1" draw:layer="layout" svg:x1="4.4cm" svg:y1="1.9cm" svg:x2="4.4cm" svg:y2="12cm">
            <text:p/>
          </draw:line>
          <draw:line draw:style-name="gr1" draw:text-style-name="P1" draw:layer="layout" svg:x1="6.4cm" svg:y1="1.9cm" svg:x2="6.4cm" svg:y2="12cm">
            <text:p/>
          </draw:line>
          <draw:line draw:style-name="gr1" draw:text-style-name="P1" draw:layer="layout" svg:x1="8.4cm" svg:y1="1.9cm" svg:x2="8.4cm" svg:y2="12cm">
            <text:p/>
          </draw:line>
          <draw:line draw:style-name="gr1" draw:text-style-name="P1" draw:layer="layout" svg:x1="10.4cm" svg:y1="1.9cm" svg:x2="10.4cm" svg:y2="12cm">
            <text:p/>
          </draw:line>
          <draw:frame draw:style-name="gr3" draw:text-style-name="P3" draw:layer="layout" svg:width="1.882cm" svg:height="0.569cm" svg:x="3.501cm" svg:y="1.3cm">
            <draw:text-box>
              <text:p><text:span text:style-name="T2">P_ab|P_bc</text:span></text:p>
            </draw:text-box>
          </draw:frame>
          <draw:frame draw:style-name="gr4" draw:text-style-name="P2" draw:layer="layout" svg:width="1.658cm" svg:height="0.806cm" svg:x="5.601cm" svg:y="1.1cm">
            <draw:text-box>
              <text:p><text:span text:style-name="T1">P_ab</text:span></text:p>
            </draw:text-box>
          </draw:frame>
          <draw:frame draw:style-name="gr5" draw:text-style-name="P2" draw:layer="layout" svg:width="1.632cm" svg:height="0.806cm" svg:x="7.602cm" svg:y="1.1cm">
            <draw:text-box>
              <text:p><text:span text:style-name="T1">P_bc</text:span></text:p>
            </draw:text-box>
          </draw:frame>
          <draw:frame draw:style-name="gr6" draw:text-style-name="P2" draw:layer="layout" svg:width="1.603cm" svg:height="0.806cm" svg:x="9.602cm" svg:y="1.1cm">
            <draw:text-box>
              <text:p><text:span text:style-name="T1">P_ini</text:span></text:p>
            </draw:text-box>
          </draw:frame>
          <draw:custom-shape draw:style-name="gr7" draw:text-style-name="P1" draw:layer="layout" svg:width="0.3cm" svg:height="0.3cm" svg:x="2.5cm" svg:y="2.3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4" draw:layer="layout" svg:width="0.921cm" svg:height="0.662cm" svg:x="2.3cm" svg:y="2.6cm">
            <draw:text-box>
              <text:p><text:span text:style-name="T3">c1</text:span></text:p>
            </draw:text-box>
          </draw:frame>
          <draw:line draw:style-name="gr9" draw:text-style-name="P1" draw:layer="layout" svg:x1="2.4cm" svg:y1="3.2cm" svg:x2="4.4cm" svg:y2="3.2cm">
            <text:p/>
          </draw:line>
          <draw:frame draw:style-name="gr10" draw:text-style-name="P2" draw:layer="layout" svg:width="1.577cm" svg:height="0.806cm" svg:x="0.801cm" svg:y="1.6cm">
            <draw:text-box>
              <text:p><text:span text:style-name="T1">?abc</text:span></text:p>
            </draw:text-box>
          </draw:frame>
          <draw:line draw:style-name="gr9" draw:text-style-name="P1" draw:layer="layout" svg:x1="0.4cm" svg:y1="2.2cm" svg:x2="2.4cm" svg:y2="2.2cm">
            <text:p/>
          </draw:line>
          <draw:frame draw:style-name="gr11" draw:text-style-name="P2" draw:layer="layout" svg:width="1.328cm" svg:height="0.806cm" svg:x="3.102cm" svg:y="2.6cm">
            <draw:text-box>
              <text:p><text:span text:style-name="T1">?ab</text:span></text:p>
            </draw:text-box>
          </draw:frame>
          <draw:line draw:style-name="gr9" draw:text-style-name="P1" draw:layer="layout" svg:x1="4.4cm" svg:y1="3.2cm" svg:x2="6.4cm" svg:y2="3.2cm">
            <text:p/>
          </draw:line>
          <draw:frame draw:style-name="gr11" draw:text-style-name="P2" draw:layer="layout" svg:width="1.328cm" svg:height="0.806cm" svg:x="5.102cm" svg:y="2.6cm">
            <draw:text-box>
              <text:p><text:span text:style-name="T1">?ab</text:span></text:p>
            </draw:text-box>
          </draw:frame>
          <draw:custom-shape draw:style-name="gr7" draw:text-style-name="P1" draw:layer="layout" svg:width="0.3cm" svg:height="0.3cm" svg:x="6.5cm" svg:y="3.3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4" draw:layer="layout" svg:width="0.921cm" svg:height="0.662cm" svg:x="6.3cm" svg:y="3.6cm">
            <draw:text-box>
              <text:p><text:span text:style-name="T3">c2</text:span></text:p>
            </draw:text-box>
          </draw:frame>
          <draw:line draw:style-name="gr9" draw:text-style-name="P1" draw:layer="layout" svg:x1="6.4cm" svg:y1="4.2cm" svg:x2="10.4cm" svg:y2="4.2cm">
            <text:p/>
          </draw:line>
          <draw:frame draw:style-name="gr13" draw:text-style-name="P2" draw:layer="layout" svg:width="1.052cm" svg:height="0.806cm" svg:x="9.402cm" svg:y="3.6cm">
            <draw:text-box>
              <text:p><text:span text:style-name="T1">?a</text:span></text:p>
            </draw:text-box>
          </draw:frame>
          <draw:custom-shape draw:style-name="gr7" draw:text-style-name="P1" draw:layer="layout" svg:width="0.3cm" svg:height="0.3cm" svg:x="10.5cm" svg:y="4.3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4" draw:layer="layout" svg:width="0.921cm" svg:height="0.662cm" svg:x="10.232cm" svg:y="4.568cm">
            <draw:text-box>
              <text:p><text:span text:style-name="T3">c3</text:span></text:p>
            </draw:text-box>
          </draw:frame>
          <draw:line draw:style-name="gr14" draw:text-style-name="P1" draw:layer="layout" svg:x1="2.4cm" svg:y1="2.2cm" svg:x2="2.4cm" svg:y2="11.7cm">
            <text:p/>
          </draw:line>
          <draw:line draw:style-name="gr14" draw:text-style-name="P1" draw:layer="layout" svg:x1="4.4cm" svg:y1="3.2cm" svg:x2="4.4cm" svg:y2="6.5cm">
            <text:p/>
          </draw:line>
          <draw:line draw:style-name="gr14" draw:text-style-name="P1" draw:layer="layout" svg:x1="6.4cm" svg:y1="3.2cm" svg:x2="6.4cm" svg:y2="6.5cm">
            <text:p/>
          </draw:line>
          <draw:line draw:style-name="gr14" draw:text-style-name="P1" draw:layer="layout" svg:x1="10.4cm" svg:y1="4.2cm" svg:x2="10.4cm" svg:y2="5.2cm">
            <text:p/>
          </draw:line>
          <draw:line draw:style-name="gr9" draw:text-style-name="P1" draw:layer="layout" svg:x1="10.4cm" svg:y1="5.2cm" svg:x2="6.4cm" svg:y2="5.2cm">
            <text:p/>
          </draw:line>
          <draw:custom-shape draw:style-name="gr15" draw:text-style-name="P1" draw:layer="layout" svg:width="0.3cm" svg:height="0.3cm" svg:x="6.7cm" svg:y="4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1" draw:layer="layout" svg:x1="6.4cm" svg:y1="6.5cm" svg:x2="4.4cm" svg:y2="6.5cm">
            <text:p/>
          </draw:line>
          <draw:line draw:style-name="gr9" draw:text-style-name="P1" draw:layer="layout" svg:x1="2.4cm" svg:y1="7.2cm" svg:x2="4.4cm" svg:y2="7.2cm">
            <text:p/>
          </draw:line>
          <draw:frame draw:style-name="gr16" draw:text-style-name="P2" draw:layer="layout" svg:width="1.302cm" svg:height="0.806cm" svg:x="3.103cm" svg:y="6.56cm">
            <draw:text-box>
              <text:p><text:span text:style-name="T1">?bc</text:span></text:p>
            </draw:text-box>
          </draw:frame>
          <draw:line draw:style-name="gr9" draw:text-style-name="P1" draw:layer="layout" svg:x1="4.4cm" svg:y1="7.2cm" svg:x2="6.4cm" svg:y2="7.2cm">
            <text:p/>
          </draw:line>
          <draw:frame draw:style-name="gr16" draw:text-style-name="P2" draw:layer="layout" svg:width="1.302cm" svg:height="0.806cm" svg:x="5.103cm" svg:y="6.56cm">
            <draw:text-box>
              <text:p><text:span text:style-name="T1">?bc</text:span></text:p>
            </draw:text-box>
          </draw:frame>
          <draw:line draw:style-name="gr9" draw:text-style-name="P1" draw:layer="layout" svg:x1="6.4cm" svg:y1="7.7cm" svg:x2="10.4cm" svg:y2="7.7cm">
            <text:p/>
          </draw:line>
          <draw:frame draw:style-name="gr16" draw:text-style-name="P2" draw:layer="layout" svg:width="1.302cm" svg:height="0.806cm" svg:x="9.103cm" svg:y="7.06cm">
            <draw:text-box>
              <text:p><text:span text:style-name="T1">?bc</text:span></text:p>
            </draw:text-box>
          </draw:frame>
          <draw:line draw:style-name="gr14" draw:text-style-name="P1" draw:layer="layout" svg:x1="4.4cm" svg:y1="7.2cm" svg:x2="4.4cm" svg:y2="11.7cm">
            <text:p/>
          </draw:line>
          <draw:line draw:style-name="gr14" draw:text-style-name="P1" draw:layer="layout" svg:x1="6.4cm" svg:y1="7.2cm" svg:x2="6.4cm" svg:y2="8.4cm">
            <text:p/>
          </draw:line>
          <draw:line draw:style-name="gr14" draw:text-style-name="P1" draw:layer="layout" svg:x1="10.4cm" svg:y1="7.7cm" svg:x2="10.4cm" svg:y2="8.4cm">
            <text:p/>
          </draw:line>
          <draw:line draw:style-name="gr9" draw:text-style-name="P1" draw:layer="layout" svg:x1="10.4cm" svg:y1="8.4cm" svg:x2="6.4cm" svg:y2="8.4cm">
            <text:p/>
          </draw:line>
          <draw:line draw:style-name="gr9" draw:text-style-name="P1" draw:layer="layout" svg:x1="6.4cm" svg:y1="8.4cm" svg:x2="4.4cm" svg:y2="8.4cm">
            <text:p/>
          </draw:line>
          <draw:line draw:style-name="gr9" draw:text-style-name="P1" draw:layer="layout" svg:x1="4.4cm" svg:y1="11.7cm" svg:x2="2.4cm" svg:y2="11.7cm">
            <text:p/>
          </draw:line>
          <draw:custom-shape draw:style-name="gr17" draw:text-style-name="P1" draw:layer="layout" svg:width="0.3cm" svg:height="0.3cm" svg:x="10.538cm" svg:y="7.8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layout" svg:width="0.3cm" svg:height="0.3cm" svg:x="4.701cm" svg:y="8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" draw:layer="layout" svg:width="0.3cm" svg:height="0.3cm" svg:x="6.702cm" svg:y="8.0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1" draw:layer="layout" svg:x1="6.401cm" svg:y1="5.76cm" svg:x2="10.401cm" svg:y2="5.76cm">
            <text:p/>
          </draw:line>
          <draw:frame draw:style-name="gr13" draw:text-style-name="P2" draw:layer="layout" svg:width="1.052cm" svg:height="0.806cm" svg:x="9.403cm" svg:y="5.16cm">
            <draw:text-box>
              <text:p><text:span text:style-name="T1">?b</text:span></text:p>
            </draw:text-box>
          </draw:frame>
          <draw:line draw:style-name="gr14" draw:text-style-name="P1" draw:layer="layout" svg:x1="10.401cm" svg:y1="5.76cm" svg:x2="10.4cm" svg:y2="6.5cm">
            <text:p/>
          </draw:line>
          <draw:line draw:style-name="gr9" draw:text-style-name="P1" draw:layer="layout" svg:x1="10.4cm" svg:y1="6.5cm" svg:x2="6.4cm" svg:y2="6.5cm">
            <text:p/>
          </draw:line>
          <draw:custom-shape draw:style-name="gr19" draw:text-style-name="P1" draw:layer="layout" svg:width="0.3cm" svg:height="0.3cm" svg:x="6.701cm" svg:y="6.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3cm" svg:height="0.3cm" svg:x="10.538cm" svg:y="5.8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1" draw:layer="layout" svg:x1="4.401cm" svg:y1="6.5cm" svg:x2="2.401cm" svg:y2="6.5cm">
            <text:p/>
          </draw:line>
          <draw:custom-shape draw:style-name="gr19" draw:text-style-name="P1" draw:layer="layout" svg:width="0.3cm" svg:height="0.3cm" svg:x="4.702cm" svg:y="6.0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3cm" svg:height="0.3cm" svg:x="2.703cm" svg:y="6.0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3cm" svg:height="0.3cm" svg:x="6.538cm" svg:y="7.2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1" draw:layer="layout" svg:x1="4.4cm" svg:y1="8.9cm" svg:x2="8.4cm" svg:y2="8.9cm">
            <text:p/>
          </draw:line>
          <draw:frame draw:style-name="gr16" draw:text-style-name="P2" draw:layer="layout" svg:width="1.302cm" svg:height="0.806cm" svg:x="7.053cm" svg:y="8.275cm">
            <draw:text-box>
              <text:p><text:span text:style-name="T1">?bc</text:span></text:p>
            </draw:text-box>
          </draw:frame>
          <draw:custom-shape draw:style-name="gr7" draw:text-style-name="P1" draw:layer="layout" svg:width="0.3cm" svg:height="0.3cm" svg:x="8.451cm" svg:y="9.002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4" draw:layer="layout" svg:width="0.921cm" svg:height="0.662cm" svg:x="8.251cm" svg:y="9.302cm">
            <draw:text-box>
              <text:p><text:span text:style-name="T3">c4</text:span></text:p>
            </draw:text-box>
          </draw:frame>
          <draw:line draw:style-name="gr9" draw:text-style-name="P1" draw:layer="layout" svg:x1="8.4cm" svg:y1="9.9cm" svg:x2="10.4cm" svg:y2="9.9cm">
            <text:p/>
          </draw:line>
          <draw:frame draw:style-name="gr13" draw:text-style-name="P2" draw:layer="layout" svg:width="1.052cm" svg:height="0.806cm" svg:x="9.353cm" svg:y="9.302cm">
            <draw:text-box>
              <text:p><text:span text:style-name="T1">?b</text:span></text:p>
            </draw:text-box>
          </draw:frame>
          <draw:line draw:style-name="gr14" draw:text-style-name="P1" draw:layer="layout" svg:x1="8.4cm" svg:y1="8.9cm" svg:x2="8.4cm" svg:y2="11.7cm">
            <text:p/>
          </draw:line>
          <draw:line draw:style-name="gr14" draw:text-style-name="P1" draw:layer="layout" svg:x1="10.4cm" svg:y1="9.9cm" svg:x2="10.4cm" svg:y2="10.5cm">
            <text:p/>
          </draw:line>
          <draw:line draw:style-name="gr9" draw:text-style-name="P1" draw:layer="layout" svg:x1="10.4cm" svg:y1="10.5cm" svg:x2="8.4cm" svg:y2="10.5cm">
            <text:p/>
          </draw:line>
          <draw:custom-shape draw:style-name="gr15" draw:text-style-name="P1" draw:layer="layout" svg:width="0.3cm" svg:height="0.3cm" svg:x="8.651cm" svg:y="10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1" draw:layer="layout" svg:x1="8.4cm" svg:y1="11.7cm" svg:x2="4.4cm" svg:y2="11.7cm">
            <text:p/>
          </draw:line>
          <draw:custom-shape draw:style-name="gr19" draw:text-style-name="P1" draw:layer="layout" svg:width="0.3cm" svg:height="0.3cm" svg:x="4.553cm" svg:y="11.3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3cm" svg:height="0.3cm" svg:x="10.538cm" svg:y="10.0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1" draw:layer="layout" svg:x1="8.401cm" svg:y1="11.075cm" svg:x2="10.401cm" svg:y2="11.075cm">
            <text:p/>
          </draw:line>
          <draw:frame draw:style-name="gr20" draw:text-style-name="P2" draw:layer="layout" svg:width="1.027cm" svg:height="0.806cm" svg:x="9.354cm" svg:y="10.477cm">
            <draw:text-box>
              <text:p><text:span text:style-name="T1">?c</text:span></text:p>
            </draw:text-box>
          </draw:frame>
          <draw:line draw:style-name="gr14" draw:text-style-name="P1" draw:layer="layout" svg:x1="10.401cm" svg:y1="11.075cm" svg:x2="10.4cm" svg:y2="11.7cm">
            <text:p/>
          </draw:line>
          <draw:line draw:style-name="gr9" draw:text-style-name="P1" draw:layer="layout" svg:x1="10.4cm" svg:y1="11.7cm" svg:x2="8.4cm" svg:y2="11.7cm">
            <text:p/>
          </draw:line>
          <draw:custom-shape draw:style-name="gr15" draw:text-style-name="P1" draw:layer="layout" svg:width="0.3cm" svg:height="0.3cm" svg:x="8.652cm" svg:y="11.2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3cm" svg:height="0.3cm" svg:x="10.539cm" svg:y="11.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" draw:layer="layout" svg:width="0.3cm" svg:height="0.3cm" svg:x="2.554cm" svg:y="11.3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1" draw:layer="layout" svg:x1="2.401cm" svg:y1="11.676cm" svg:x2="0.401cm" svg:y2="11.676cm">
            <text:p/>
          </draw:line>
          <draw:custom-shape draw:style-name="gr19" draw:text-style-name="P1" draw:layer="layout" svg:width="0.3cm" svg:height="0.3cm" svg:x="0.555cm" svg:y="11.3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10.7cm" svg:height="10.8cm" svg:x="0.3cm" svg:y="1.2cm">
            <text:p/>
            <draw:enhanced-geometry svg:viewBox="0 0 21600 21600" draw:type="rectangle" draw:enhanced-path="M 0 0 L 21600 0 21600 21600 0 21600 0 0 Z N"/>
          </draw:custom-shape>
        </draw:g>
        <draw:g>
          <draw:line draw:style-name="gr1" draw:text-style-name="P1" draw:layer="layout" svg:x1="13.48cm" svg:y1="1.922cm" svg:x2="13.48cm" svg:y2="8.421cm">
            <text:p/>
          </draw:line>
          <draw:frame draw:style-name="gr2" draw:text-style-name="P2" draw:layer="layout" svg:width="1.907cm" svg:height="0.806cm" svg:x="12.48cm" svg:y="1.122cm">
            <draw:text-box>
              <text:p><text:span text:style-name="T1">P_abc</text:span></text:p>
            </draw:text-box>
          </draw:frame>
          <draw:line draw:style-name="gr1" draw:text-style-name="P1" draw:layer="layout" svg:x1="15.48cm" svg:y1="1.922cm" svg:x2="15.48cm" svg:y2="8.421cm">
            <text:p/>
          </draw:line>
          <draw:line draw:style-name="gr1" draw:text-style-name="P1" draw:layer="layout" svg:x1="17.48cm" svg:y1="1.922cm" svg:x2="17.48cm" svg:y2="8.421cm">
            <text:p/>
          </draw:line>
          <draw:line draw:style-name="gr1" draw:text-style-name="P1" draw:layer="layout" svg:x1="19.48cm" svg:y1="1.922cm" svg:x2="19.48cm" svg:y2="8.421cm">
            <text:p/>
          </draw:line>
          <draw:line draw:style-name="gr1" draw:text-style-name="P1" draw:layer="layout" svg:x1="21.48cm" svg:y1="1.922cm" svg:x2="21.48cm" svg:y2="8.421cm">
            <text:p/>
          </draw:line>
          <draw:frame draw:style-name="gr3" draw:text-style-name="P3" draw:layer="layout" svg:width="1.882cm" svg:height="0.569cm" svg:x="14.581cm" svg:y="1.322cm">
            <draw:text-box>
              <text:p><text:span text:style-name="T2">P_ab|P_bc</text:span></text:p>
            </draw:text-box>
          </draw:frame>
          <draw:frame draw:style-name="gr4" draw:text-style-name="P2" draw:layer="layout" svg:width="1.658cm" svg:height="0.806cm" svg:x="16.681cm" svg:y="1.122cm">
            <draw:text-box>
              <text:p><text:span text:style-name="T1">P_ab</text:span></text:p>
            </draw:text-box>
          </draw:frame>
          <draw:frame draw:style-name="gr5" draw:text-style-name="P2" draw:layer="layout" svg:width="1.632cm" svg:height="0.806cm" svg:x="18.682cm" svg:y="1.122cm">
            <draw:text-box>
              <text:p><text:span text:style-name="T1">P_bc</text:span></text:p>
            </draw:text-box>
          </draw:frame>
          <draw:frame draw:style-name="gr6" draw:text-style-name="P2" draw:layer="layout" svg:width="1.603cm" svg:height="0.806cm" svg:x="20.682cm" svg:y="1.122cm">
            <draw:text-box>
              <text:p><text:span text:style-name="T1">P_ini</text:span></text:p>
            </draw:text-box>
          </draw:frame>
          <draw:custom-shape draw:style-name="gr7" draw:text-style-name="P1" draw:layer="layout" svg:width="0.3cm" svg:height="0.3cm" svg:x="13.58cm" svg:y="2.322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4" draw:layer="layout" svg:width="0.921cm" svg:height="0.662cm" svg:x="13.38cm" svg:y="2.622cm">
            <draw:text-box>
              <text:p><text:span text:style-name="T3">c5</text:span></text:p>
            </draw:text-box>
          </draw:frame>
          <draw:line draw:style-name="gr9" draw:text-style-name="P1" draw:layer="layout" svg:x1="13.48cm" svg:y1="3.222cm" svg:x2="15.48cm" svg:y2="3.222cm">
            <text:p/>
          </draw:line>
          <draw:frame draw:style-name="gr10" draw:text-style-name="P2" draw:layer="layout" svg:width="1.577cm" svg:height="0.806cm" svg:x="11.881cm" svg:y="1.622cm">
            <draw:text-box>
              <text:p><text:span text:style-name="T1">?abc</text:span></text:p>
            </draw:text-box>
          </draw:frame>
          <draw:line draw:style-name="gr9" draw:text-style-name="P1" draw:layer="layout" svg:x1="11.48cm" svg:y1="2.222cm" svg:x2="13.48cm" svg:y2="2.222cm">
            <text:p/>
          </draw:line>
          <draw:frame draw:style-name="gr11" draw:text-style-name="P2" draw:layer="layout" svg:width="1.328cm" svg:height="0.806cm" svg:x="14.182cm" svg:y="2.622cm">
            <draw:text-box>
              <text:p><text:span text:style-name="T1">?ab</text:span></text:p>
            </draw:text-box>
          </draw:frame>
          <draw:line draw:style-name="gr9" draw:text-style-name="P1" draw:layer="layout" svg:x1="15.48cm" svg:y1="3.222cm" svg:x2="17.48cm" svg:y2="3.222cm">
            <text:p/>
          </draw:line>
          <draw:frame draw:style-name="gr11" draw:text-style-name="P2" draw:layer="layout" svg:width="1.328cm" svg:height="0.806cm" svg:x="16.182cm" svg:y="2.622cm">
            <draw:text-box>
              <text:p><text:span text:style-name="T1">?ab</text:span></text:p>
            </draw:text-box>
          </draw:frame>
          <draw:custom-shape draw:style-name="gr7" draw:text-style-name="P1" draw:layer="layout" svg:width="0.3cm" svg:height="0.3cm" svg:x="17.58cm" svg:y="3.322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6" draw:layer="layout" svg:width="0.921cm" svg:height="0.662cm" svg:x="17.38cm" svg:y="3.622cm">
            <draw:text-box>
              <text:p text:style-name="P5"><text:span text:style-name="T4">c2</text:span></text:p>
            </draw:text-box>
          </draw:frame>
          <draw:line draw:style-name="gr14" draw:text-style-name="P1" draw:layer="layout" svg:x1="13.48cm" svg:y1="2.222cm" svg:x2="13.48cm" svg:y2="8.121cm">
            <text:p/>
          </draw:line>
          <draw:line draw:style-name="gr14" draw:text-style-name="P1" draw:layer="layout" svg:x1="15.48cm" svg:y1="3.222cm" svg:x2="15.48cm" svg:y2="4.221cm">
            <text:p/>
          </draw:line>
          <draw:line draw:style-name="gr14" draw:text-style-name="P1" draw:layer="layout" svg:x1="17.48cm" svg:y1="3.222cm" svg:x2="17.48cm" svg:y2="4.221cm">
            <text:p/>
          </draw:line>
          <draw:line draw:style-name="gr9" draw:text-style-name="P1" draw:layer="layout" svg:x1="17.48cm" svg:y1="4.222cm" svg:x2="15.48cm" svg:y2="4.222cm">
            <text:p/>
          </draw:line>
          <draw:line draw:style-name="gr9" draw:text-style-name="P1" draw:layer="layout" svg:x1="13.48cm" svg:y1="4.921cm" svg:x2="15.48cm" svg:y2="4.921cm">
            <text:p/>
          </draw:line>
          <draw:frame draw:style-name="gr16" draw:text-style-name="P2" draw:layer="layout" svg:width="1.302cm" svg:height="0.806cm" svg:x="14.183cm" svg:y="4.282cm">
            <draw:text-box>
              <text:p><text:span text:style-name="T1">?bc</text:span></text:p>
            </draw:text-box>
          </draw:frame>
          <draw:line draw:style-name="gr9" draw:text-style-name="P1" draw:layer="layout" svg:x1="15.48cm" svg:y1="4.921cm" svg:x2="17.48cm" svg:y2="4.921cm">
            <text:p/>
          </draw:line>
          <draw:frame draw:style-name="gr16" draw:text-style-name="P2" draw:layer="layout" svg:width="1.302cm" svg:height="0.806cm" svg:x="16.183cm" svg:y="4.282cm">
            <draw:text-box>
              <text:p><text:span text:style-name="T1">?bc</text:span></text:p>
            </draw:text-box>
          </draw:frame>
          <draw:line draw:style-name="gr9" draw:text-style-name="P1" draw:layer="layout" svg:x1="17.48cm" svg:y1="5.421cm" svg:x2="21.48cm" svg:y2="5.421cm">
            <text:p/>
          </draw:line>
          <draw:frame draw:style-name="gr16" draw:text-style-name="P2" draw:layer="layout" svg:width="1.302cm" svg:height="0.806cm" svg:x="20.183cm" svg:y="4.782cm">
            <draw:text-box>
              <text:p><text:span text:style-name="T1">?bc</text:span></text:p>
            </draw:text-box>
          </draw:frame>
          <draw:line draw:style-name="gr14" draw:text-style-name="P1" draw:layer="layout" svg:x1="15.48cm" svg:y1="4.921cm" svg:x2="15.48cm" svg:y2="8.121cm">
            <text:p/>
          </draw:line>
          <draw:line draw:style-name="gr14" draw:text-style-name="P1" draw:layer="layout" svg:x1="17.48cm" svg:y1="4.921cm" svg:x2="17.48cm" svg:y2="6.421cm">
            <text:p/>
          </draw:line>
          <draw:line draw:style-name="gr9" draw:text-style-name="P1" draw:layer="layout" svg:x1="17.48cm" svg:y1="6.421cm" svg:x2="15.48cm" svg:y2="6.421cm">
            <text:p/>
          </draw:line>
          <draw:line draw:style-name="gr9" draw:text-style-name="P1" draw:layer="layout" svg:x1="15.48cm" svg:y1="8.121cm" svg:x2="13.48cm" svg:y2="8.122cm">
            <text:p/>
          </draw:line>
          <draw:custom-shape draw:style-name="gr18" draw:text-style-name="P1" draw:layer="layout" svg:width="0.3cm" svg:height="0.3cm" svg:x="15.781cm" svg:y="6.0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1" draw:layer="layout" svg:x1="15.481cm" svg:y1="4.222cm" svg:x2="13.481cm" svg:y2="4.222cm">
            <text:p/>
          </draw:line>
          <draw:custom-shape draw:style-name="gr19" draw:text-style-name="P1" draw:layer="layout" svg:width="0.3cm" svg:height="0.3cm" svg:x="15.782cm" svg:y="3.7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3cm" svg:height="0.3cm" svg:x="13.783cm" svg:y="3.7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3cm" svg:height="0.3cm" svg:x="17.618cm" svg:y="4.9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1" draw:layer="layout" svg:x1="15.48cm" svg:y1="7.122cm" svg:x2="19.48cm" svg:y2="7.122cm">
            <text:p/>
          </draw:line>
          <draw:frame draw:style-name="gr16" draw:text-style-name="P2" draw:layer="layout" svg:width="1.302cm" svg:height="0.806cm" svg:x="18.133cm" svg:y="6.497cm">
            <draw:text-box>
              <text:p><text:span text:style-name="T1">?bc</text:span></text:p>
            </draw:text-box>
          </draw:frame>
          <draw:frame draw:style-name="gr12" draw:text-style-name="P6" draw:layer="layout" svg:width="0.921cm" svg:height="0.662cm" svg:x="19.331cm" svg:y="7.524cm">
            <draw:text-box>
              <text:p text:style-name="P5"><text:span text:style-name="T4">c4</text:span></text:p>
            </draw:text-box>
          </draw:frame>
          <draw:line draw:style-name="gr14" draw:text-style-name="P1" draw:layer="layout" svg:x1="19.48cm" svg:y1="7.121cm" svg:x2="19.48cm" svg:y2="8.121cm">
            <text:p/>
          </draw:line>
          <draw:line draw:style-name="gr9" draw:text-style-name="P1" draw:layer="layout" svg:x1="19.48cm" svg:y1="8.121cm" svg:x2="15.48cm" svg:y2="8.121cm">
            <text:p/>
          </draw:line>
          <draw:custom-shape draw:style-name="gr19" draw:text-style-name="P1" draw:layer="layout" svg:width="0.3cm" svg:height="0.3cm" svg:x="15.733cm" svg:y="7.7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3cm" svg:height="0.3cm" svg:x="13.734cm" svg:y="7.7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1" draw:layer="layout" svg:x1="13.48cm" svg:y1="8.121cm" svg:x2="11.481cm" svg:y2="8.098cm">
            <text:p/>
          </draw:line>
          <draw:custom-shape draw:style-name="gr19" draw:text-style-name="P1" draw:layer="layout" svg:width="0.3cm" svg:height="0.3cm" svg:x="11.835cm" svg:y="7.7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cm" svg:height="0.3cm" svg:x="21.58cm" svg:y="5.506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6" draw:layer="layout" svg:width="0.921cm" svg:height="0.662cm" svg:x="21.312cm" svg:y="5.774cm">
            <draw:text-box>
              <text:p text:style-name="P5"><text:span text:style-name="T4">c3</text:span></text:p>
            </draw:text-box>
          </draw:frame>
          <draw:line draw:style-name="gr14" draw:text-style-name="P1" draw:layer="layout" svg:x1="21.48cm" svg:y1="5.406cm" svg:x2="21.48cm" svg:y2="6.421cm">
            <text:p/>
          </draw:line>
          <draw:line draw:style-name="gr9" draw:text-style-name="P1" draw:layer="layout" svg:x1="21.48cm" svg:y1="6.421cm" svg:x2="17.48cm" svg:y2="6.421cm">
            <text:p/>
          </draw:line>
          <draw:custom-shape draw:style-name="gr18" draw:text-style-name="P1" draw:layer="layout" svg:width="0.3cm" svg:height="0.3cm" svg:x="17.78cm" svg:y="6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" draw:layer="layout" svg:width="10.7cm" svg:height="7.2cm" svg:x="11.38cm" svg:y="1.22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3cm" svg:height="0.3cm" svg:x="19.58cm" svg:y="7.206cm">
            <text:p/>
            <draw:enhanced-geometry svg:viewBox="0 0 21600 21600" draw:type="rectangle" draw:enhanced-path="M 0 0 L 21600 0 21600 21600 0 21600 0 0 Z N"/>
          </draw:custom-shape>
        </draw:g>
        <draw:g>
          <draw:line draw:style-name="gr1" draw:text-style-name="P1" draw:layer="layout" svg:x1="24.58cm" svg:y1="1.923cm" svg:x2="24.58cm" svg:y2="10.621cm">
            <text:p/>
          </draw:line>
          <draw:frame draw:style-name="gr2" draw:text-style-name="P2" draw:layer="layout" svg:width="1.907cm" svg:height="0.806cm" svg:x="23.58cm" svg:y="1.123cm">
            <draw:text-box>
              <text:p><text:span text:style-name="T1">P_abc</text:span></text:p>
            </draw:text-box>
          </draw:frame>
          <draw:line draw:style-name="gr1" draw:text-style-name="P1" draw:layer="layout" svg:x1="26.58cm" svg:y1="1.921cm" svg:x2="26.58cm" svg:y2="10.621cm">
            <text:p/>
          </draw:line>
          <draw:line draw:style-name="gr1" draw:text-style-name="P1" draw:layer="layout" svg:x1="28.58cm" svg:y1="1.923cm" svg:x2="28.58cm" svg:y2="10.621cm">
            <text:p/>
          </draw:line>
          <draw:line draw:style-name="gr1" draw:text-style-name="P1" draw:layer="layout" svg:x1="30.58cm" svg:y1="1.923cm" svg:x2="30.58cm" svg:y2="10.621cm">
            <text:p/>
          </draw:line>
          <draw:line draw:style-name="gr1" draw:text-style-name="P1" draw:layer="layout" svg:x1="32.58cm" svg:y1="1.923cm" svg:x2="32.58cm" svg:y2="6.921cm">
            <text:p/>
          </draw:line>
          <draw:frame draw:style-name="gr3" draw:text-style-name="P3" draw:layer="layout" svg:width="1.882cm" svg:height="0.569cm" svg:x="25.681cm" svg:y="1.323cm">
            <draw:text-box>
              <text:p><text:span text:style-name="T2">P_ab|P_bc</text:span></text:p>
            </draw:text-box>
          </draw:frame>
          <draw:frame draw:style-name="gr4" draw:text-style-name="P2" draw:layer="layout" svg:width="1.658cm" svg:height="0.806cm" svg:x="27.781cm" svg:y="1.123cm">
            <draw:text-box>
              <text:p><text:span text:style-name="T1">P_ab</text:span></text:p>
            </draw:text-box>
          </draw:frame>
          <draw:frame draw:style-name="gr5" draw:text-style-name="P2" draw:layer="layout" svg:width="1.632cm" svg:height="0.806cm" svg:x="29.782cm" svg:y="1.123cm">
            <draw:text-box>
              <text:p><text:span text:style-name="T1">P_bc</text:span></text:p>
            </draw:text-box>
          </draw:frame>
          <draw:frame draw:style-name="gr6" draw:text-style-name="P2" draw:layer="layout" svg:width="1.603cm" svg:height="0.806cm" svg:x="31.782cm" svg:y="1.123cm">
            <draw:text-box>
              <text:p><text:span text:style-name="T1">P_ini</text:span></text:p>
            </draw:text-box>
          </draw:frame>
          <draw:custom-shape draw:style-name="gr7" draw:text-style-name="P1" draw:layer="layout" svg:width="0.3cm" svg:height="0.3cm" svg:x="24.68cm" svg:y="2.323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4" draw:layer="layout" svg:width="0.921cm" svg:height="0.662cm" svg:x="24.48cm" svg:y="2.623cm">
            <draw:text-box>
              <text:p><text:span text:style-name="T3">c6</text:span></text:p>
            </draw:text-box>
          </draw:frame>
          <draw:line draw:style-name="gr9" draw:text-style-name="P1" draw:layer="layout" svg:x1="24.58cm" svg:y1="3.223cm" svg:x2="26.58cm" svg:y2="3.223cm">
            <text:p/>
          </draw:line>
          <draw:frame draw:style-name="gr10" draw:text-style-name="P2" draw:layer="layout" svg:width="1.577cm" svg:height="0.806cm" svg:x="22.981cm" svg:y="1.623cm">
            <draw:text-box>
              <text:p><text:span text:style-name="T1">?abc</text:span></text:p>
            </draw:text-box>
          </draw:frame>
          <draw:line draw:style-name="gr9" draw:text-style-name="P1" draw:layer="layout" svg:x1="22.58cm" svg:y1="2.223cm" svg:x2="24.58cm" svg:y2="2.223cm">
            <text:p/>
          </draw:line>
          <draw:frame draw:style-name="gr11" draw:text-style-name="P2" draw:layer="layout" svg:width="1.328cm" svg:height="0.806cm" svg:x="25.282cm" svg:y="2.623cm">
            <draw:text-box>
              <text:p><text:span text:style-name="T1">?ab</text:span></text:p>
            </draw:text-box>
          </draw:frame>
          <draw:line draw:style-name="gr9" draw:text-style-name="P1" draw:layer="layout" svg:x1="26.58cm" svg:y1="3.223cm" svg:x2="28.58cm" svg:y2="3.223cm">
            <text:p/>
          </draw:line>
          <draw:frame draw:style-name="gr11" draw:text-style-name="P2" draw:layer="layout" svg:width="1.328cm" svg:height="0.806cm" svg:x="27.282cm" svg:y="2.623cm">
            <draw:text-box>
              <text:p><text:span text:style-name="T1">?ab</text:span></text:p>
            </draw:text-box>
          </draw:frame>
          <draw:custom-shape draw:style-name="gr7" draw:text-style-name="P1" draw:layer="layout" svg:width="0.3cm" svg:height="0.3cm" svg:x="28.68cm" svg:y="3.323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6" draw:layer="layout" svg:width="0.921cm" svg:height="0.662cm" svg:x="28.48cm" svg:y="3.623cm">
            <draw:text-box>
              <text:p text:style-name="P5"><text:span text:style-name="T4">c2</text:span></text:p>
            </draw:text-box>
          </draw:frame>
          <draw:line draw:style-name="gr14" draw:text-style-name="P1" draw:layer="layout" svg:x1="24.58cm" svg:y1="2.223cm" svg:x2="24.58cm" svg:y2="10.321cm">
            <text:p/>
          </draw:line>
          <draw:line draw:style-name="gr14" draw:text-style-name="P1" draw:layer="layout" svg:x1="26.58cm" svg:y1="3.221cm" svg:x2="26.58cm" svg:y2="4.221cm">
            <text:p/>
          </draw:line>
          <draw:line draw:style-name="gr14" draw:text-style-name="P1" draw:layer="layout" svg:x1="28.58cm" svg:y1="3.223cm" svg:x2="28.58cm" svg:y2="4.222cm">
            <text:p/>
          </draw:line>
          <draw:line draw:style-name="gr9" draw:text-style-name="P1" draw:layer="layout" svg:x1="28.58cm" svg:y1="4.223cm" svg:x2="26.58cm" svg:y2="4.223cm">
            <text:p/>
          </draw:line>
          <draw:line draw:style-name="gr9" draw:text-style-name="P1" draw:layer="layout" svg:x1="24.58cm" svg:y1="4.922cm" svg:x2="26.58cm" svg:y2="4.922cm">
            <text:p/>
          </draw:line>
          <draw:frame draw:style-name="gr16" draw:text-style-name="P2" draw:layer="layout" svg:width="1.302cm" svg:height="0.806cm" svg:x="25.264cm" svg:y="4.281cm">
            <draw:text-box>
              <text:p><text:span text:style-name="T1">?bc</text:span></text:p>
            </draw:text-box>
          </draw:frame>
          <draw:line draw:style-name="gr9" draw:text-style-name="P1" draw:layer="layout" svg:x1="26.58cm" svg:y1="4.922cm" svg:x2="28.58cm" svg:y2="4.922cm">
            <text:p/>
          </draw:line>
          <draw:frame draw:style-name="gr16" draw:text-style-name="P2" draw:layer="layout" svg:width="1.302cm" svg:height="0.806cm" svg:x="27.283cm" svg:y="4.283cm">
            <draw:text-box>
              <text:p><text:span text:style-name="T1">?bc</text:span></text:p>
            </draw:text-box>
          </draw:frame>
          <draw:line draw:style-name="gr9" draw:text-style-name="P1" draw:layer="layout" svg:x1="28.58cm" svg:y1="5.421cm" svg:x2="32.58cm" svg:y2="5.421cm">
            <text:p/>
          </draw:line>
          <draw:frame draw:style-name="gr16" draw:text-style-name="P2" draw:layer="layout" svg:width="1.302cm" svg:height="0.806cm" svg:x="31.283cm" svg:y="4.783cm">
            <draw:text-box>
              <text:p><text:span text:style-name="T1">?bc</text:span></text:p>
            </draw:text-box>
          </draw:frame>
          <draw:line draw:style-name="gr14" draw:text-style-name="P1" draw:layer="layout" svg:x1="26.58cm" svg:y1="4.921cm" svg:x2="26.58cm" svg:y2="10.321cm">
            <text:p/>
          </draw:line>
          <draw:line draw:style-name="gr14" draw:text-style-name="P1" draw:layer="layout" svg:x1="28.58cm" svg:y1="4.922cm" svg:x2="28.58cm" svg:y2="6.422cm">
            <text:p/>
          </draw:line>
          <draw:line draw:style-name="gr9" draw:text-style-name="P1" draw:layer="layout" svg:x1="28.58cm" svg:y1="6.422cm" svg:x2="26.58cm" svg:y2="6.422cm">
            <text:p/>
          </draw:line>
          <draw:line draw:style-name="gr9" draw:text-style-name="P1" draw:layer="layout" svg:x1="26.58cm" svg:y1="10.322cm" svg:x2="24.58cm" svg:y2="10.323cm">
            <text:p/>
          </draw:line>
          <draw:custom-shape draw:style-name="gr18" draw:text-style-name="P1" draw:layer="layout" svg:width="0.3cm" svg:height="0.3cm" svg:x="26.881cm" svg:y="6.0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1" draw:layer="layout" svg:x1="26.581cm" svg:y1="4.223cm" svg:x2="24.581cm" svg:y2="4.223cm">
            <text:p/>
          </draw:line>
          <draw:custom-shape draw:style-name="gr19" draw:text-style-name="P1" draw:layer="layout" svg:width="0.3cm" svg:height="0.3cm" svg:x="26.882cm" svg:y="3.7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3cm" svg:height="0.3cm" svg:x="24.883cm" svg:y="3.7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3cm" svg:height="0.3cm" svg:x="28.718cm" svg:y="4.9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1" draw:layer="layout" svg:x1="26.58cm" svg:y1="7.123cm" svg:x2="30.58cm" svg:y2="7.123cm">
            <text:p/>
          </draw:line>
          <draw:frame draw:style-name="gr16" draw:text-style-name="P2" draw:layer="layout" svg:width="1.302cm" svg:height="0.806cm" svg:x="29.233cm" svg:y="6.498cm">
            <draw:text-box>
              <text:p><text:span text:style-name="T1">?bc</text:span></text:p>
            </draw:text-box>
          </draw:frame>
          <draw:custom-shape draw:style-name="gr7" draw:text-style-name="P1" draw:layer="layout" svg:width="0.3cm" svg:height="0.3cm" svg:x="30.731cm" svg:y="7.225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4" draw:layer="layout" svg:width="0.921cm" svg:height="0.662cm" svg:x="30.431cm" svg:y="7.525cm">
            <draw:text-box>
              <text:p><text:span text:style-name="T3">c7</text:span></text:p>
            </draw:text-box>
          </draw:frame>
          <draw:line draw:style-name="gr14" draw:text-style-name="P1" draw:layer="layout" svg:x1="30.58cm" svg:y1="7.122cm" svg:x2="30.58cm" svg:y2="10.321cm">
            <text:p/>
          </draw:line>
          <draw:line draw:style-name="gr9" draw:text-style-name="P1" draw:layer="layout" svg:x1="30.58cm" svg:y1="10.322cm" svg:x2="26.58cm" svg:y2="10.322cm">
            <text:p/>
          </draw:line>
          <draw:custom-shape draw:style-name="gr19" draw:text-style-name="P1" draw:layer="layout" svg:width="0.3cm" svg:height="0.3cm" svg:x="26.833cm" svg:y="9.9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" draw:layer="layout" svg:width="0.3cm" svg:height="0.3cm" svg:x="24.834cm" svg:y="9.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1" draw:layer="layout" svg:x1="24.581cm" svg:y1="10.299cm" svg:x2="22.581cm" svg:y2="10.299cm">
            <text:p/>
          </draw:line>
          <draw:custom-shape draw:style-name="gr19" draw:text-style-name="P1" draw:layer="layout" svg:width="0.3cm" svg:height="0.3cm" svg:x="22.935cm" svg:y="9.9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" draw:layer="layout" svg:width="0.3cm" svg:height="0.3cm" svg:x="32.68cm" svg:y="5.507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6" draw:layer="layout" svg:width="0.921cm" svg:height="0.662cm" svg:x="32.412cm" svg:y="5.775cm">
            <draw:text-box>
              <text:p text:style-name="P5"><text:span text:style-name="T4">c3</text:span></text:p>
            </draw:text-box>
          </draw:frame>
          <draw:line draw:style-name="gr14" draw:text-style-name="P1" draw:layer="layout" svg:x1="32.58cm" svg:y1="5.407cm" svg:x2="32.58cm" svg:y2="6.421cm">
            <text:p/>
          </draw:line>
          <draw:line draw:style-name="gr9" draw:text-style-name="P1" draw:layer="layout" svg:x1="32.58cm" svg:y1="6.421cm" svg:x2="28.58cm" svg:y2="6.421cm">
            <text:p/>
          </draw:line>
          <draw:custom-shape draw:style-name="gr18" draw:text-style-name="P1" draw:layer="layout" svg:width="0.3cm" svg:height="0.3cm" svg:x="28.88cm" svg:y="6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1" draw:layer="layout" svg:x1="30.581cm" svg:y1="8.097cm" svg:x2="32.581cm" svg:y2="8.097cm">
            <text:p/>
          </draw:line>
          <draw:frame draw:style-name="gr13" draw:text-style-name="P2" draw:layer="layout" svg:width="1.052cm" svg:height="0.806cm" svg:x="31.534cm" svg:y="7.499cm">
            <draw:text-box>
              <text:p><text:span text:style-name="T1">?b</text:span></text:p>
            </draw:text-box>
          </draw:frame>
          <draw:line draw:style-name="gr14" draw:text-style-name="P1" draw:layer="layout" svg:x1="32.58cm" svg:y1="8.121cm" svg:x2="32.58cm" svg:y2="9.221cm">
            <text:p/>
          </draw:line>
          <draw:line draw:style-name="gr9" draw:text-style-name="P1" draw:layer="layout" svg:x1="32.58cm" svg:y1="9.221cm" svg:x2="30.58cm" svg:y2="9.221cm">
            <text:p/>
          </draw:line>
          <draw:custom-shape draw:style-name="gr15" draw:text-style-name="P1" draw:layer="layout" svg:width="0.3cm" svg:height="0.3cm" svg:x="30.832cm" svg:y="8.7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" draw:layer="layout" svg:width="0.3cm" svg:height="0.3cm" svg:x="32.719cm" svg:y="8.25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" draw:text-style-name="P1" draw:layer="layout" svg:x1="30.582cm" svg:y1="9.772cm" svg:x2="32.582cm" svg:y2="9.772cm">
            <text:p/>
          </draw:line>
          <draw:frame draw:style-name="gr20" draw:text-style-name="P2" draw:layer="layout" svg:width="1.027cm" svg:height="0.806cm" svg:x="31.535cm" svg:y="9.174cm">
            <draw:text-box>
              <text:p><text:span text:style-name="T1">?c</text:span></text:p>
            </draw:text-box>
          </draw:frame>
          <draw:line draw:style-name="gr14" draw:text-style-name="P1" draw:layer="layout" svg:x1="32.582cm" svg:y1="9.772cm" svg:x2="32.58cm" svg:y2="10.321cm">
            <text:p/>
          </draw:line>
          <draw:line draw:style-name="gr9" draw:text-style-name="P1" draw:layer="layout" svg:x1="32.58cm" svg:y1="10.321cm" svg:x2="30.58cm" svg:y2="10.321cm">
            <text:p/>
          </draw:line>
          <draw:custom-shape draw:style-name="gr15" draw:text-style-name="P1" draw:layer="layout" svg:width="0.3cm" svg:height="0.3cm" svg:x="30.833cm" svg:y="9.9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" draw:layer="layout" svg:width="0.3cm" svg:height="0.3cm" svg:x="32.72cm" svg:y="9.92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" draw:layer="layout" svg:width="10.7cm" svg:height="9.4cm" svg:x="22.48cm" svg:y="1.221cm">
            <text:p/>
            <draw:enhanced-geometry svg:viewBox="0 0 21600 21600" draw:type="rectangle" draw:enhanced-path="M 0 0 L 21600 0 21600 21600 0 21600 0 0 Z N"/>
          </draw:custom-shape>
          <draw:line draw:style-name="gr1" draw:text-style-name="P1" draw:layer="layout" svg:x1="32.58cm" svg:y1="7.523cm" svg:x2="32.58cm" svg:y2="10.121cm">
            <text:p/>
          </draw:line>
          <draw:frame draw:style-name="gr12" draw:text-style-name="P6" draw:layer="layout" svg:width="0.921cm" svg:height="0.662cm" svg:x="32.413cm" svg:y="8.575cm">
            <draw:text-box>
              <text:p text:style-name="P5"><text:span text:style-name="T4">c3</text:span></text:p>
            </draw:text-box>
          </draw:frame>
        </draw:g>
        <draw:frame draw:style-name="gr25" draw:text-style-name="P7" draw:layer="layout" svg:width="3.779cm" svg:height="0.962cm" svg:x="3.863cm" svg:y="0.1cm">
          <draw:text-box>
            <text:p text:style-name="P7"><text:span text:style-name="T5">proc()['abc']</text:span></text:p>
          </draw:text-box>
        </draw:frame>
        <draw:frame draw:style-name="gr25" draw:text-style-name="P7" draw:layer="layout" svg:width="5.734cm" svg:height="0.962cm" svg:x="13.965cm" svg:y="0.1cm">
          <draw:text-box>
            <text:p text:style-name="P7"><text:span text:style-name="T5">proc(rabc=4)['abc']</text:span></text:p>
          </draw:text-box>
        </draw:frame>
        <draw:frame draw:style-name="gr25" draw:text-style-name="P7" draw:layer="layout" svg:width="5.383cm" svg:height="0.962cm" svg:x="25.241cm" svg:y="0.1cm">
          <draw:text-box>
            <text:p text:style-name="P7"><text:span text:style-name="T5">proc(rbc=5)['abc']</text:span></text:p>
          </draw:text-box>
        </draw:frame>
        <draw:custom-shape draw:style-name="gr17" draw:text-style-name="P1" draw:layer="layout" svg:width="0.293cm" svg:height="0.3cm" svg:x="11.507cm" svg:y="10.1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3cm" svg:height="0.3cm" svg:x="11.507cm" svg:y="10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cm" svg:height="0.3cm" svg:x="11.507cm" svg:y="9.6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0.3cm" svg:height="0.3cm" svg:x="11.507cm" svg:y="11.3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8" draw:layer="layout" svg:width="2.581cm" svg:height="0.725cm" svg:x="11.7cm" svg:y="9.4cm">
          <draw:text-box>
            <text:p><text:span text:style-name="T6">incarnation</text:span></text:p>
          </draw:text-box>
        </draw:frame>
        <draw:frame draw:style-name="gr25" draw:text-style-name="P8" draw:layer="layout" svg:width="4.875cm" svg:height="0.725cm" svg:x="11.701cm" svg:y="9.901cm">
          <draw:text-box>
            <text:p><text:span text:style-name="T6">incarnation cache used</text:span></text:p>
          </draw:text-box>
        </draw:frame>
        <draw:frame draw:style-name="gr25" draw:text-style-name="P8" draw:layer="layout" svg:width="2.348cm" svg:height="0.725cm" svg:x="11.701cm" svg:y="10.601cm">
          <draw:text-box>
            <text:p><text:span text:style-name="T6">key found</text:span></text:p>
          </draw:text-box>
        </draw:frame>
        <draw:frame draw:style-name="gr26" draw:text-style-name="P8" draw:layer="layout" svg:width="3.099cm" svg:height="0.727cm" svg:x="11.701cm" svg:y="11.1cm">
          <draw:text-box>
            <text:p><text:span text:style-name="T6">key not found</text:span></text:p>
          </draw:text-box>
        </draw:frame>
        <draw:frame draw:style-name="gr26" draw:text-style-name="P8" draw:layer="layout" svg:width="4.5cm" svg:height="0.727cm" svg:x="17.8cm" svg:y="9.801cm">
          <draw:text-box>
            <text:p><text:span text:style-name="T7">c</text:span><text:span text:style-name="T6">: miss (cell created)</text:span></text:p>
          </draw:text-box>
        </draw:frame>
        <draw:frame draw:style-name="gr26" draw:text-style-name="P8" draw:layer="layout" svg:width="4.5cm" svg:height="0.727cm" svg:x="17.8cm" svg:y="10.302cm">
          <draw:text-box>
            <text:p><text:span text:style-name="T8">c</text:span><text:span text:style-name="T6">: hit (cell reused)</text:span></text:p>
          </draw:text-box>
        </draw:frame>
        <draw:frame draw:style-name="gr25" draw:text-style-name="P9" draw:layer="layout" svg:width="5.184cm" svg:height="0.806cm" svg:x="11.2cm" svg:y="8.6cm">
          <draw:text-box>
            <text:p text:style-name="P9"><text:span text:style-name="T9">MapExpr evaluation</text:span></text:p>
          </draw:text-box>
        </draw:frame>
        <draw:frame draw:style-name="gr25" draw:text-style-name="P9" draw:layer="layout" svg:width="4.439cm" svg:height="0.806cm" svg:x="17.8cm" svg:y="9.2cm">
          <draw:text-box>
            <text:p text:style-name="P9"><text:span text:style-name="T9">Persistent cach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Narrow" svg:font-family="'Arial Narrow'" style:font-family-generic="swiss" style:font-pitch="variable"/>
    <style:font-face style:name="Liberation Sans1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3.5cm" fo:page-height="12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9T17:57:54.433000000</meta:creation-date>
    <dc:date>2016-10-10T14:36:30.208396564</dc:date>
    <meta:editing-duration>PT8M5S</meta:editing-duration>
    <meta:editing-cycles>7</meta:editing-cycles>
    <meta:generator>LibreOffice/4.2.8.2$Linux_X86_64 LibreOffice_project/420$Build-2</meta:generator>
    <dc:creator>Jean-Marc Andreoli</dc:creator>
    <meta:document-statistic meta:object-count="221"/>
  </office:meta>
</office:document-meta>
</file>